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rlito" svg:font-family="Carlito"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vg:panose-1="2 2 4 0 0 0 0 0 0 0"/>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list-style-name="LFO11" style:family="paragraph">
      <style:text-properties fo:font-weight="bold" style:font-weight-asian="bold" style:font-weight-complex="bold"/>
    </style:style>
    <style:style style:name="P65" style:parent-style-name="Standard" style:list-style-name="LFO11" style:family="paragraph">
      <style:text-properties fo:font-weight="bold" style:font-weight-asian="bold" style:font-weight-complex="bold" fo:language="en" fo:country="US"/>
    </style:style>
    <style:style style:name="P66" style:parent-style-name="Standard" style:family="paragraph">
      <style:text-properties fo:font-weight="bold" style:font-weight-asian="bold" style:font-weight-complex="bold" fo:language="en" fo:country="US"/>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paragraph-properties fo:margin-left="0.5in" fo:text-indent="-0.5in">
        <style:tab-stops/>
      </style:paragraph-properties>
    </style:style>
    <style:style style:name="P72" style:parent-style-name="Standard" style:family="paragraph">
      <style:paragraph-properties fo:margin-left="0.5in" fo:text-indent="-0.5in">
        <style:tab-stops/>
      </style:paragraph-properties>
    </style:style>
    <style:style style:name="P73" style:parent-style-name="Standard" style:family="paragraph">
      <style:paragraph-properties fo:margin-left="0.5in" fo:text-indent="-0.5in">
        <style:tab-stops/>
      </style:paragraph-properties>
    </style:style>
    <style:style style:name="T74" style:parent-style-name="Absatz-Standardschriftart" style:family="text">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paragraph-properties fo:margin-left="0.5in" fo:text-indent="-0.5in">
        <style:tab-stops/>
      </style:paragraph-properties>
    </style:style>
    <style:style style:name="P77" style:parent-style-name="Standard" style:family="paragraph">
      <style:paragraph-properties fo:margin-left="0.5in" fo:text-indent="-0.5in">
        <style:tab-stops/>
      </style:paragraph-properties>
    </style:style>
    <style:style style:name="P78" style:parent-style-name="Standard" style:family="paragraph">
      <style:paragraph-properties fo:margin-left="0.5in" fo:text-indent="-0.5in">
        <style:tab-stops/>
      </style:paragraph-properties>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fo:font-weight="bold" style:font-weight-asian="bold" style:font-weight-complex="bold"/>
    </style:style>
    <style:style style:name="P85" style:parent-style-name="Standard" style:family="paragraph">
      <style:paragraph-properties fo:margin-left="0.5in" fo:text-indent="-0.5in">
        <style:tab-stops/>
      </style:paragraph-properties>
    </style:style>
    <style:style style:name="P86" style:parent-style-name="Standard" style:family="paragraph">
      <style:paragraph-properties fo:margin-left="0.5in" fo:text-indent="-0.5in">
        <style:tab-stops/>
      </style:paragraph-properties>
    </style:style>
    <style:style style:name="P87" style:parent-style-name="Standard" style:family="paragraph">
      <style:paragraph-properties fo:margin-left="0.5in" fo:text-indent="-0.5in">
        <style:tab-stops/>
      </style:paragraph-properties>
    </style:style>
    <style:style style:name="P88" style:parent-style-name="Standard" style:family="paragraph">
      <style:paragraph-properties fo:margin-left="0.5in" fo:text-indent="-0.5in">
        <style:tab-stops/>
      </style:paragraph-properties>
    </style:style>
    <style:style style:name="P89" style:parent-style-name="Standard" style:family="paragraph">
      <style:paragraph-properties fo:margin-left="0.5in" fo:text-indent="-0.5in">
        <style:tab-stops/>
      </style:paragraph-properties>
      <style:text-properties fo:font-weight="bold" style:font-weight-asian="bold" style:font-weight-complex="bold"/>
    </style:style>
    <style:style style:name="P90" style:parent-style-name="Standard" style:family="paragraph">
      <style:paragraph-properties fo:margin-left="0.5in" fo:text-indent="-0.5in">
        <style:tab-stops/>
      </style:paragraph-properties>
    </style:style>
    <style:style style:name="P91" style:parent-style-name="Standard" style:family="paragraph">
      <style:paragraph-properties fo:margin-left="0.5in" fo:text-indent="-0.5in">
        <style:tab-stops/>
      </style:paragraph-properties>
    </style:style>
    <style:style style:name="P92" style:parent-style-name="Standard" style:family="paragraph">
      <style:paragraph-properties fo:margin-left="0.5in" fo:text-indent="-0.5in">
        <style:tab-stops/>
      </style:paragraph-properties>
    </style:style>
    <style:style style:name="P93" style:parent-style-name="Standard" style:family="paragraph">
      <style:text-properties fo:font-weight="bold" style:font-weight-asian="bold" style:font-weight-complex="bold"/>
    </style:style>
    <style:style style:name="P94" style:parent-style-name="Standard" style:family="paragraph">
      <style:paragraph-properties fo:margin-left="0.5in" fo:text-indent="-0.5in">
        <style:tab-stops/>
      </style:paragraph-properties>
    </style:style>
    <style:style style:name="P95" style:parent-style-name="Standard" style:family="paragraph">
      <style:text-properties fo:font-weight="bold" style:font-weight-asian="bold" style:font-weight-complex="bold"/>
    </style:style>
  </office:automatic-styles>
  <office:body>
    <office:text text:use-soft-page-breaks="true">
      <text:p text:style-name="P1">Protokoll für das Kundengespräche mit dem Kunden vertreten durch Peter Schüßler</text:p>
      <text:p text:style-name="P2">02.01.2023 12:00</text:p>
      <text:p text:style-name="P3">Anwesend:</text:p>
      <text:p text:style-name="P4">T. Voß, M. Heinrich, Kunde P. Schüßler</text:p>
      <text:p text:style-name="P5"/>
      <text:p text:style-name="P6">Begrüßung</text:p>
      <text:p text:style-name="P7"/>
      <text:p text:style-name="P8">Vorabinfos:</text:p>
      <text:p text:style-name="P9">30 Jahre alter Zoo. Renovierung inkl. Vergrößerung in Platz und Anzahl der Tiere.</text:p>
      <text:p text:style-name="P10">Momentan alles Papier mit Kladde usw. Umfassende erneuerung in Richtung digital.</text:p>
      <text:p text:style-name="P11"/>
      <text:p text:style-name="P12">Die wichtigsten Geschäftsvorfälle</text:p>
      <text:p text:style-name="P13"/>
      <text:p text:style-name="P14">Neues Tier anlegen / in diesem Zuge ggf. auch neue Gattung / Tierart anlegen</text:p>
      <text:p text:style-name="P15">Unterbringung der Tiere</text:p>
      <text:p text:style-name="P16">Geburt von Jungtieren</text:p>
      <text:p text:style-name="P17">Krankheit bei Tieren / Krankheitsverlauf</text:p>
      <text:p text:style-name="P18">Behandlung durch Ärzte</text:p>
      <text:p text:style-name="P19">Ärztevertretung im Krankheitsfall</text:p>
      <text:p text:style-name="P20">Ärztevertretung bei Urlaub</text:p>
      <text:p text:style-name="P21">Neuen Mitarbeiter anlegen</text:p>
      <text:p text:style-name="P22">Mitarbeiter Zuständigkeit für Tierart</text:p>
      <text:p text:style-name="P23">Mitarbeiter konkrete Zuordnung zu Tier</text:p>
      <text:p text:style-name="P24">Mitarbeitervertretung im Krankheitsfall</text:p>
      <text:p text:style-name="P25">Mitarbeitervertretung bei Urlaub</text:p>
      <text:p text:style-name="P26">Fütterung der Tiere</text:p>
      <text:p text:style-name="P27">Bestellung Futter</text:p>
      <text:p text:style-name="P28">Lagerung Futter, Bestandsverwaltung</text:p>
      <text:p text:style-name="P29">Neuen Futterlieferant anlegen</text:p>
      <text:p text:style-name="P30"/>
      <text:p text:style-name="P31">Keine Altdaten integration aus Digital, nur Papier → digital</text:p>
      <text:p text:style-name="P32">Nur aktuelle daten Übernehmen</text:p>
      <text:p text:style-name="P33"/>
      <text:p text:style-name="P34">70 fest Mitartbeiter National, 50 externe Tierärzte auch Weltweit, 120 Lieferanten Weltweit, 6000 Tiere</text:p>
      <text:p text:style-name="P35"/>
      <text:p text:style-name="P36">eigene IT wird angeschafft (Hardware und Personal)</text:p>
      <text:p text:style-name="P37">Lohnabrechnungen Extern</text:p>
      <text:p text:style-name="P38"/>
      <text:p text:style-name="P39">Webshop mit virtuellen Rundgängen (zukunft)</text:p>
      <text:p text:style-name="P40"/>
      <text:p text:style-name="P41">GUI Eingabemasken für Mitarbeiter</text:p>
      <text:p text:style-name="P42"/>
      <text:p text:style-name="P43">BI</text:p>
      <text:p text:style-name="P44">Analysen im Bereich BI sollen für die folgenden Dimensionen möglich sein</text:p>
      <text:p text:style-name="P45"/>
      <text:p text:style-name="P46">Gattung</text:p>
      <text:p text:style-name="P47">Tierart</text:p>
      <text:p text:style-name="P48">Tier</text:p>
      <text:soft-page-break/>
      <text:p text:style-name="P49">Krankheit / Krankheitsverlauf</text:p>
      <text:p text:style-name="P50">Mitarbeiter</text:p>
      <text:p text:style-name="P51">Gehege / Gehegebelegung</text:p>
      <text:p text:style-name="P52">Futterlieferant</text:p>
      <text:p text:style-name="P53">Futterart</text:p>
      <text:p text:style-name="P54">Futter</text:p>
      <text:p text:style-name="P55">Futterverbrauch</text:p>
      <text:p text:style-name="P56">Lager / Lagerbestand</text:p>
      <text:p text:style-name="P57">Tierarzt</text:p>
      <text:p text:style-name="P58">Zeit</text:p>
      <text:p text:style-name="P59">Rundweg</text:p>
      <text:p text:style-name="P60"/>
      <text:p text:style-name="P61">Die oben genannten Daten historisieren.</text:p>
      <text:p text:style-name="P62"/>
      <text:p text:style-name="P63">Weiteres:</text:p>
      <text:list text:style-name="LFO11" text:continue-numbering="true">
        <text:list-item>
          <text:p text:style-name="P64">Operativsystem soll Anwenderfreundlich sein und die Umstellung auf digital für die gewohnheiten der Mitarbeiter angepasst sein.</text:p>
        </text:list-item>
        <text:list-item>
          <text:p text:style-name="P65">Dataquality must-have, null, usw...</text:p>
        </text:list-item>
      </text:list>
      <text:p text:style-name="P66"/>
      <text:p text:style-name="P67">Fragerunde:</text:p>
      <text:p text:style-name="P68">in Kopie die Fragen, mit Antwort darunter zu notieren.</text:p>
      <text:p text:style-name="P69"/>
      <text:p text:style-name="P70">Gehege/Gebäude:</text:p>
      <text:p text:style-name="Standard"/>
      <text:p text:style-name="Standard">Ist der Unterbringungsort immer ein "Gehege" oder sind Tiere auch manchmal nur in „Gebäuden“ untergebracht? <text:s/>Haben Streichelzootiere ebenfalls ein Gehege, bzw. einen Ort, an dem sie anzufinden sind und der in der Datenbank festgehalten werden soll? Ist mit freilaufend gemeint „kein Gehege“?</text:p>
      <text:p text:style-name="Standard">„Gehege“ umfasst alle Arten, z.b. auch Elefantenhaus oder freilaufend.</text:p>
      <text:p text:style-name="Standard">Gehege = wo sich das Tier Aufählt</text:p>
      <text:p text:style-name="Standard">Gehege zu Gebäude m:n</text:p>
      <text:p text:style-name="Standard">Gebäude sind nie eigene Gehege.</text:p>
      <text:p text:style-name="Standard"/>
      <text:p text:style-name="Standard">Falls auch in „Gebäuden“: Soll in der Datenbank zwischen Gebäuden und Gehegen als Unterbringungsort unterschieden werden? Nein.</text:p>
      <text:p text:style-name="Standard">Also, gibt es hier abgesehen von der „Gehegeart“ eine Unterscheidung oder genügt es, dies unter der Gehegeart festzuhalten?</text:p>
      <text:p text:style-name="Standard">Gibt es eine Liste der Gehegearten? 1:n am Gehege dran</text:p>
      <text:p text:style-name="Standard"/>
      <text:p text:style-name="Standard"/>
      <text:p text:style-name="Standard"><text:bookmark-start text:name="__DdeLink__137_2570030558"/>Soll die Etage eines Geheges in der Datenbank festgehalten werden?<text:bookmark-end text:name="__DdeLink__137_2570030558"/><text:s text:c="2"/></text:p>
      <text:p text:style-name="Standard">JA</text:p>
      <text:p text:style-name="Standard">Für Gehege, die an mehrere Gebäude anschließen: Wie soll dies in der Datenbank festgehalten werden? Sollen alle Gebäude gleichberechtigt festgehalten werden? Soll alternativ (nur) ein primäres Gebäude für das Gehege festgehalten werden? Sollen sekundäre Gebäude ebenso festgehalten werden?</text:p>
      <text:p text:style-name="Standard">Gebäude als eigene Entität mit verbindung zu Gehege und Futterlager</text:p>
      <text:p text:style-name="Standard"/>
      <text:p text:style-name="P71">Gibt es einen Zusammenhang zwischen der Art und des Geheges und der Größenangabe in qm<text:s/><text:soft-page-break/>bzw. Kubikmeter? Abhängig von Gehegeart.</text:p>
      <text:p text:style-name="P72">Was ist mit „Position“ des Geheges genau gemeint? Koordinaten oder Beschreibung des Ortes oder etwas anderes? Beschreibung.</text:p>
      <text:p text:style-name="P73">Sind die Zeitpläne bei den Gehegen fix oder gibt es Sonderfälle?</text:p>
      <text:p text:style-name="Standard">Ja es gibt Sonderfälle, Planung und Ist-Zustand</text:p>
      <text:p text:style-name="Standard"/>
      <text:p text:style-name="Standard"><text:span text:style-name="T74">Mitarbeiter und Pflege</text:span>:</text:p>
      <text:p text:style-name="Standard"/>
      <text:p text:style-name="Standard">Sollen Mitarbeiter in Kategorien eingeteilt werden und soll dies in der Datenbank festgehalten werden? Pfleger/Kassierer/Verwaltung/...? Nein.</text:p>
      <text:p text:style-name="Standard"/>
      <text:p text:style-name="Standard">Gibt es für jedes Tier immer genau einen verantwortlichen Pfleger?</text:p>
      <text:p text:style-name="Standard"><text:s/>M:N zwischen Mitarbeiter und Tier, M:N zwischen Mitarbeiter und Tierart.</text:p>
      <text:p text:style-name="Standard"/>
      <text:p text:style-name="Standard"><text:s/>Können diese sich abwechseln und in welchem Rhythmus passiert das? Optional historisieren.</text:p>
      <text:p text:style-name="Standard"/>
      <text:p text:style-name="Standard"><text:s/>Soll es eine Benachrichtigung geben, wenn für ein Tier kein Pfleger eingetragen ist? Data Quality.</text:p>
      <text:p text:style-name="Standard"/>
      <text:p text:style-name="Standard">Sollen verschiedene Pflegetätigkeiten für ein einzelnes Tier in der Datenbank festgehalten werden, also z.B. Baden/Füttern/... Dies ist dann sinnvoll, wenn dafür verschiedene Gruppen von Pflegern verantwortlich sind.</text:p>
      <text:p text:style-name="Standard">Nein</text:p>
      <text:p text:style-name="Standard"/>
      <text:p text:style-name="P75">Tiere:</text:p>
      <text:p text:style-name="Standard"/>
      <text:p text:style-name="Standard">Sollen die Unverträglichkeiten zwischen Tieren genauer spezifiziert werden, z.B. mit einem Erklärungstext oder gibt es nur eine kleine, begrenzte Anzahl von Arten der Unverträglichkeit, wie z.B. Fressfeind/Rivale/…: Keine Beschreibung</text:p>
      <text:p text:style-name="Standard">Welche Auswirkungen hat die Unverträglichkeit? Nicht gleiches Gehege oder weiteres? Nicht gleiches Gehege, sonst nichts.</text:p>
      <text:p text:style-name="Standard"/>
      <text:p text:style-name="Standard">Wenn Tiere aus dem Zoo verkauft/verliehen/verschenkt oder anderweitig entfernt werden, sollen die Tiere weiterhin in der Datenbank festgehalten werden, evtl. mit einem Auszugsdatum? Oder im Lebenslauf erfassen, als eigene Tabelle? Physische Präsenz im Zoo zusätzlich abbilden.</text:p>
      <text:p text:style-name="Standard">In Historie abbilden.</text:p>
      <text:p text:style-name="Standard"/>
      <text:p text:style-name="P76">Welche Angabe ist mit Herkunft gemeint? Also das Land, oder Land und Zoo, oder?</text:p>
      <text:p text:style-name="Standard"/>
      <text:p text:style-name="P77">Gibt es eine Liste der Lebensräume oder soll das frei formulierbar sein?</text:p>
      <text:p text:style-name="P78">Gehege oder info</text:p>
      <text:p text:style-name="Standard"/>
      <text:p text:style-name="Standard"/>
      <text:p text:style-name="P79">Futter und Lager:</text:p>
      <text:p text:style-name="P80">Mahlzeiten können aus versch. Zutatenbestehen, <text:s/>n:m sowie Mahlzeit zu Tier n:m</text:p>
      <text:p text:style-name="P81">Uhrzeit und Datum mit eintragen.</text:p>
      <text:p text:style-name="P82">Unverträglichkeiten der Nahrung zum Tier</text:p>
      <text:p text:style-name="Standard"/>
      <text:p text:style-name="Standard"/>
      <text:p text:style-name="Standard">Lagerbestand historisieren!</text:p>
      <text:soft-page-break/>
      <text:p text:style-name="Standard">Welche Konditionen und Rabatte für Futter sollen festgehalten werden? Pro Bestellung festgehalten.</text:p>
      <text:p text:style-name="P83">Wie können diese beispielsweise ausschauen? Sollen diese nur für jeden einzelnen Auftrag separat festgehalten werden oder sollen für jeden Lieferanten die aktuellen/letzten Konditionen und Rabatte festgehalten werden? Bei letzterem müsste ein Mitarbeiter für die Aktualisierung verantwortlich sein. Soll im letzteren Fall auch das Aktualisierungsdatum festgehalten werden?</text:p>
      <text:p text:style-name="Standard">Keine Rabbat-Tabelle</text:p>
      <text:p text:style-name="Standard"/>
      <text:p text:style-name="Standard">Welche Informationen zu den dezentralen Lagern sollen festgehalten werden? Name, Position, gelagertes Futter, Zugänge, Abgänge? Gibt es nur Meldebestände für die einzelnen Lager oder auch/nur einen globalen Meldebestand? Nur lokale Meldebestände.</text:p>
      <text:p text:style-name="Standard">Lager an Gebäude velinken</text:p>
      <text:p text:style-name="Standard">name ort zweisung futter, meldebestand, zu-abgänge</text:p>
      <text:p text:style-name="Standard"/>
      <text:p text:style-name="P84">Tierarzt:</text:p>
      <text:p text:style-name="P85">Sind bei den Tierärzten auch die Umsatzsteuer_ID zu erfassen?</text:p>
      <text:p text:style-name="P86">Ja wie Susanne gesagt hat</text:p>
      <text:p text:style-name="P87">Sind die Tierarztvertretungen vollumfänglich oder tierabhängig?</text:p>
      <text:p text:style-name="P88">Vollumfänglich</text:p>
      <text:p text:style-name="Standard">Zuordnung Tier zu Arzt je nach Behandlung, nicht permanent selber Arzt.</text:p>
      <text:p text:style-name="Standard"/>
      <text:p text:style-name="P89">Besucher</text:p>
      <text:p text:style-name="P90">Sind die Besucher noch in irgendeiner Weise zu berücksichtigen?</text:p>
      <text:p text:style-name="P91">Nein noch nicht vielleicht später bei webshop</text:p>
      <text:p text:style-name="P92"/>
      <text:p text:style-name="P93">DWH:</text:p>
      <text:p text:style-name="Standard">Welche Informationen sollen im DWH analysiert werden? <text:s text:c="2"/>- <text:s/>Erledigt s.p.</text:p>
      <text:p text:style-name="P94"/>
      <text:p text:style-name="P95">Allgemeine Fragen:</text:p>
      <text:p text:style-name="Standard"/>
      <text:p text:style-name="Standard">Sollen alle Mitarbeiter volle Schreib-/Leserechte für alle Informationen in der DB haben? Dies wäre kein gutes Konzept, da dann auch jeder Mitarbeiter z.B. auf die Privatdaten jedes anderen zugreifen kann sowie einfach alle Einträge löschen oder verändern könnte? Welche Einschränkungen sollte es geben?</text:p>
      <text:p text:style-name="Standard">Das macht später die IT-Abteilung</text:p>
      <text:p text:style-name="Standard">→ Dataquality</text:p>
      <text:p text:style-name="Standard"/>
      <text:p text:style-name="Standard">Welche Konsistenzbedingungen gibt es? Beispiele?</text:p>
      <text:p text:style-name="Standard">Nach welchen Kriterien wird Aktualität und Validität beurteilt? Beispiele?</text:p>
      <text:p text:style-name="Standard">Aktuell, Meldepflichten wg. Krankheit u.ä., möglichst „echtzeit“</text:p>
      <text:p text:style-name="Standard"/>
      <text:p text:style-name="Standard">Gibt es in den ersten Infos irgendwelche Informationen, die NICHT in der Datenbank festgehalten werden sollen?</text:p>
      <text:p text:style-name="Standard">Unwichtige Altdaten, zukunftsplanung webshop/Tierpatenschaften...</text:p>
      <text:p text:style-name="Standard"/>
      <text:p text:style-name="Standard">Wie sehen die Arbeitsabläufe aus? Welche Informationen ändern sich häufig, z.B. alle paar Tage/Wochen? s.o.</text:p>
      <text:p text:style-name="Standard"/>
      <text:p text:style-name="Standard">Daten: Gibt es Einschränkungen in den Wertebereichen? Ist beispielsweise ein Tiername nie länger</text:p>
      <text:p text:style-name="Standard"/>
      <text:p text:style-name="Standard">als 20 Zeichen?</text:p>
      <text:p text:style-name="Standard">Später, Dataqualitykonzept</text:p>
      <text:p text:style-name="Standard"/>
      <text:p text:style-name="Standard"/>
      <text:p text:style-name="Standard">Gehege: Vorgänger+ Nachfolger-Beziehung für Rundwe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rlito" svg:font-family="Carlito"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vg:panose-1="2 2 4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rlito"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BulletSymbols" style:display-name="Bullet Symbols" style:family="text">
      <style:text-properties style:font-name="OpenSymbol" style:font-name-asian="OpenSymbol" style:font-name-complex="OpenSymbol"/>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 style:display-name="WWNum1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 style:display-name="WWNum1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a" style:display-name="WWNum1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aa" style:display-name="WWNum1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aaa" style:display-name="WWNum1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aaaa" style:display-name="WWNum1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aaaaa" style:display-name="WWNum1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aaaaaa" style:display-name="WWNum1a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aaaaaaaa" style:display-name="WWNum1aa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homas Voss</dc:creator>
    <meta:creation-date>2024-08-15T09:51:00Z</meta:creation-date>
    <dc:date>2024-08-15T09:51:00Z</dc:date>
    <meta:template xlink:href="Normal.dotm" xlink:type="simple"/>
    <meta:editing-cycles>26</meta:editing-cycles>
    <meta:editing-duration>PT0S</meta:editing-duration>
    <meta:document-statistic meta:page-count="5" meta:paragraph-count="14" meta:word-count="1020" meta:character-count="7434" meta:row-count="53" meta:non-whitespace-character-count="6428"/>
  </office:meta>
</office:document-meta>
</file>